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1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1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1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1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1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1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1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1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1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1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2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2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2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2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2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2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2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2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2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2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3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3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3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3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3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3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3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3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3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3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4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4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4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4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4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4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4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4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4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4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5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5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</office:automatic-styles>
  <office:body>
    <office:text text:use-soft-page-breaks="true">
      <text:p text:style-name="P1">import boto3</text:p>
      <text:p text:style-name="P2"/>
      <text:p text:style-name="P3"># Initialize the Boto3 clients</text:p>
      <text:p text:style-name="P4">asg_client = boto3.client('autoscaling')</text:p>
      <text:p text:style-name="P5">ec2_client = boto3.client('ec2')</text:p>
      <text:p text:style-name="P6"/>
      <text:p text:style-name="P7"># Retrieve the list of Auto Scaling Groups</text:p>
      <text:p text:style-name="P8">asg_response = asg_client.describe_auto_scaling_groups()</text:p>
      <text:p text:style-name="P9"/>
      <text:p text:style-name="P10"># Initialize a list to store results</text:p>
      <text:p text:style-name="P11">asg_details = []</text:p>
      <text:p text:style-name="P12"/>
      <text:p text:style-name="P13">for asg in asg_response['AutoScalingGroups']:</text:p>
      <text:p text:style-name="P14"><text:s text:c="4"/>asg_name = asg['AutoScalingGroupName']</text:p>
      <text:p text:style-name="P15"/>
      <text:p text:style-name="P16"><text:s text:c="4"/># Filter ASGs by a specific tag in the name (your logic here)</text:p>
      <text:p text:style-name="P17"><text:s text:c="4"/>if "tag" in asg_name: <text:s/># Adjust "tag" as needed</text:p>
      <text:p text:style-name="P18"><text:s text:c="8"/>print(f"Processing ASG: {asg_name}")</text:p>
      <text:p text:style-name="P19"><text:s text:c="8"/>details = {"ASGName": asg_name, "LaunchTemplateAMI": None, "Instances": []}</text:p>
      <text:p text:style-name="P20"/>
      <text:p text:style-name="P21"><text:s text:c="8"/># Step 1: Retrieve AMI used by the launch template</text:p>
      <text:p text:style-name="P22"><text:s text:c="8"/>if 'LaunchTemplate' in asg:</text:p>
      <text:p text:style-name="P23"><text:s text:c="12"/>ec_response = ec2_client.describe_launch_template_versions(</text:p>
      <text:p text:style-name="P24"><text:s text:c="16"/>LaunchTemplateId=asg['LaunchTemplate']['LaunchTemplateId'],</text:p>
      <text:p text:style-name="P25"><text:s text:c="16"/>Versions=[asg['LaunchTemplate']['Version']]</text:p>
      <text:p text:style-name="P26"><text:s text:c="12"/>)</text:p>
      <text:p text:style-name="P27"><text:s text:c="12"/>launch_template_ami = ec_response['LaunchTemplateVersions'][0]['LaunchTemplateData']['ImageId']</text:p>
      <text:p text:style-name="P28"><text:s text:c="12"/>details["LaunchTemplateAMI"] = launch_template_ami</text:p>
      <text:p text:style-name="P29"><text:s text:c="12"/>print(f" <text:s/>Launch Template AMI: {launch_template_ami}")</text:p>
      <text:p text:style-name="P30"/>
      <text:p text:style-name="P31"><text:s text:c="8"/># Step 2: Get all running EC2 instances in the Auto Scaling Group</text:p>
      <text:p text:style-name="P32"><text:s text:c="8"/>instance_ids = [i['InstanceId'] for i in asg['Instances'] if i['LifecycleState'] == 'InService']</text:p>
      <text:p text:style-name="P33"><text:s text:c="8"/>if instance_ids:</text:p>
      <text:p text:style-name="P34"><text:s text:c="12"/>ec2_instances = ec2_client.describe_instances(InstanceIds=instance_ids)</text:p>
      <text:p text:style-name="P35"><text:s text:c="12"/>for reservation in ec2_instances['Reservations']:</text:p>
      <text:p text:style-name="P36"><text:s text:c="16"/>for instance in reservation['Instances']:</text:p>
      <text:p text:style-name="P37"><text:s text:c="20"/>instance_id = instance['InstanceId']</text:p>
      <text:p text:style-name="P38"><text:s text:c="20"/>instance_ami = instance['ImageId']</text:p>
      <text:p text:style-name="P39"><text:s text:c="20"/>details["Instances"].append({"InstanceId": instance_id, "AMI": instance_ami})</text:p>
      <text:p text:style-name="P40"><text:s text:c="20"/>print(f" <text:s/>Instance {instance_id} is using AMI {instance_ami}")</text:p>
      <text:p text:style-name="P41"/>
      <text:p text:style-name="P42"><text:s text:c="8"/># Add ASG details to the list</text:p>
      <text:p text:style-name="P43"><text:s text:c="8"/>asg_details.append(details)</text:p>
      <text:p text:style-name="P44"/>
      <text:p text:style-name="P45"># Output all ASG details</text:p>
      <text:p text:style-name="P46">print("\nSummary:")</text:p>
      <text:p text:style-name="P47">for asg in asg_details:</text:p>
      <text:p text:style-name="P48"><text:s text:c="4"/>print(f"ASG Name: {asg['ASGName']}")</text:p>
      <text:p text:style-name="P49"><text:s text:c="4"/>print(f" <text:s/>Launch Template AMI: {asg['LaunchTemplateAMI']}")</text:p>
      <text:p text:style-name="P50"><text:s text:c="4"/>for instance in asg['Instances']:</text:p>
      <text:p text:style-name="P51"><text:s text:c="8"/>print(f" <text:s text:c="3"/>Instance ID: {instance['InstanceId']}, AMI: {instance['AMI']}"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Qumar Hussain</dc:creator>
    <meta:creation-date>2024-11-26T17:26:00Z</meta:creation-date>
    <dc:date>2024-11-29T15:07:00Z</dc:date>
    <meta:template xlink:href="Normal.dotm" xlink:type="simple"/>
    <meta:editing-cycles>3</meta:editing-cycles>
    <meta:editing-duration>PT120S</meta:editing-duration>
    <meta:document-statistic meta:page-count="1" meta:paragraph-count="4" meta:word-count="334" meta:character-count="2239" meta:row-count="15" meta:non-whitespace-character-count="1909"/>
  </office:meta>
</office:document-meta>
</file>